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text-properties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5" style:parent-style-name="Normal" style:family="paragraph">
      <style:text-properties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T28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fo:font-style="italic" style:font-style-asian="italic" style:font-style-complex="italic" fo:font-size="12pt" style:font-size-asian="12pt" style:font-size-complex="12pt"/>
    </style:style>
    <style:style style:name="T285"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Policepardéfaut" style:family="text">
      <style:text-properties fo:font-style="italic" style:font-style-asian="italic" style:font-style-complex="italic" fo:font-size="12pt" style:font-size-asian="12pt" style:font-size-complex="12pt"/>
    </style:style>
    <style:style style:name="T28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8" style:parent-style-name="Policepardéfaut" style:family="text">
      <style:text-properties fo:font-style="italic" style:font-style-asian="italic" style:font-style-complex="italic" fo:font-size="12pt" style:font-size-asian="12pt" style:font-size-complex="12pt"/>
    </style:style>
    <style:style style:name="P289" style:parent-style-name="Normal" style:family="paragraph">
      <style:text-properties fo:font-style="italic" style:font-style-asian="italic" style:font-style-complex="italic" fo:font-size="12pt" style:font-size-asian="12pt" style:font-size-complex="12pt"/>
    </style:style>
    <style:style style:name="P290" style:parent-style-name="Normal" style:family="paragraph">
      <style:text-properties fo:font-weight="bold" style:font-weight-asian="bold" style:font-weight-complex="bold" fo:font-size="18pt" style:font-size-asian="18pt" style:font-size-complex="18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weight="bold" style:font-weight-asian="bold" style:font-weight-complex="bold" fo:font-size="12pt" style:font-size-asian="12pt" style:font-size-complex="12pt"/>
    </style:style>
    <style:style style:name="T293" style:parent-style-name="Policepardéfaut" style:family="text">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weight="bold" style:font-weight-asian="bold" style:font-weight-complex="bold" fo:font-size="12pt" style:font-size-asian="12pt" style:font-size-complex="12pt"/>
    </style:style>
    <style:style style:name="P297" style:parent-style-name="Normal" style:family="paragraph">
      <style:text-properties fo:font-weight="bold" style:font-weight-asian="bold" style:font-weight-complex="bold"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weight="bold" style:font-weight-asian="bold" style:font-weight-complex="bold"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weight="bold" style:font-weight-asian="bold" style:font-weight-complex="bold"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weight="bold" style:font-weight-asian="bold" style:font-weight-complex="bold"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style="italic" style:font-style-asian="italic" style:font-style-complex="italic" fo:font-size="12pt" style:font-size-asian="12pt" style:font-size-complex="12pt"/>
    </style:style>
    <style:style style:name="P318" style:parent-style-name="Normal" style:family="paragraph">
      <style:text-properties fo:font-style="italic" style:font-style-asian="italic" style:font-style-complex="italic" fo:font-size="12pt" style:font-size-asian="12pt" style:font-size-complex="12pt"/>
    </style:style>
    <style:style style:name="P319" style:parent-style-name="Normal" style:family="paragraph">
      <style:text-properties fo:font-style="italic" style:font-style-asian="italic" style:font-style-complex="italic" fo:font-size="12pt" style:font-size-asian="12pt" style:font-size-complex="12pt"/>
    </style:style>
    <style:style style:name="P320" style:parent-style-name="Normal" style:family="paragraph">
      <style:text-properties fo:font-style="italic" style:font-style-asian="italic" style:font-style-complex="italic" fo:font-size="12pt" style:font-size-asian="12pt" style:font-size-complex="12pt"/>
    </style:style>
    <style:style style:name="P321" style:parent-style-name="Normal" style:family="paragraph">
      <style:text-properties fo:font-style="italic" style:font-style-asian="italic" style:font-style-complex="italic"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Normal" style:family="paragraph">
      <style:text-properties fo:font-weight="bold" style:font-weight-asian="bold" style:font-weight-complex="bold"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weight="bold" style:font-weight-asian="bold" style:font-weight-complex="bold"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Policepardéfaut" style:family="text">
      <style:text-properties style:font-name="Segoe UI Emoji" style:font-name-complex="Segoe UI Emoji"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weight="bold" style:font-weight-asian="bold" style:font-weight-complex="bold" fo:font-size="28pt" style:font-size-asian="28pt" style:font-size-complex="28pt"/>
    </style:style>
    <style:style style:name="T351" style:parent-style-name="Policepardéfau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T353" style:parent-style-name="Policepardéfaut" style:family="text">
      <style:text-properties fo:font-weight="bold" style:font-weight-asian="bold" style:font-weight-complex="bold"/>
    </style:style>
    <style:style style:name="P354" style:parent-style-name="Normal" style:family="paragraph"/>
    <style:style style:name="P355" style:parent-style-name="Normal" style:family="paragraph"/>
    <style:style style:name="P356" style:parent-style-name="Normal" style:family="paragraph">
      <style:text-properties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complex="Calibri"/>
    </style:style>
    <style:style style:name="T359" style:parent-style-name="Policepardéfaut" style:family="text">
      <style:text-properties style:font-name="Arial" style:font-name-complex="Arial"/>
    </style:style>
    <style:style style:name="T360" style:parent-style-name="Policepardéfaut" style:family="text">
      <style:text-properties style:font-name-complex="Calibri"/>
    </style:style>
    <style:style style:name="T361" style:parent-style-name="Policepardéfaut" style:family="text">
      <style:text-properties style:font-name="Arial" style:font-name-complex="Arial"/>
    </style:style>
    <style:style style:name="T362" style:parent-style-name="Policepardéfaut" style:family="text">
      <style:text-properties style:font-name-complex="Calibri"/>
    </style:style>
    <style:style style:name="T363" style:parent-style-name="Policepardéfaut" style:family="text">
      <style:text-properties style:font-name="Arial" style:font-name-complex="Arial"/>
    </style:style>
    <style:style style:name="T364" style:parent-style-name="Policepardéfaut" style:family="text">
      <style:text-properties style:font-name-complex="Calibri"/>
    </style:style>
    <style:style style:name="T365" style:parent-style-name="Policepardéfaut" style:family="text">
      <style:text-properties style:font-name="Arial" style:font-name-complex="Arial"/>
    </style:style>
    <style:style style:name="T366" style:parent-style-name="Policepardéfaut" style:family="text">
      <style:text-properties style:font-name-complex="Calibri"/>
    </style:style>
    <style:style style:name="T367" style:parent-style-name="Policepardéfaut" style:family="text">
      <style:text-properties style:font-name="Arial" style:font-name-complex="Arial"/>
    </style:style>
    <style:style style:name="T368" style:parent-style-name="Policepardéfaut" style:family="text">
      <style:text-properties style:font-name-complex="Calibri"/>
    </style:style>
    <style:style style:name="T369" style:parent-style-name="Policepardéfaut" style:family="text">
      <style:text-properties style:font-name-complex="Calibri"/>
    </style:style>
    <style:style style:name="T370" style:parent-style-name="Policepardéfaut" style:family="text">
      <style:text-properties style:font-name="Arial" style:font-name-complex="Arial"/>
    </style:style>
    <style:style style:name="T371" style:parent-style-name="Policepardéfaut" style:family="text">
      <style:text-properties style:font-name-complex="Calibri"/>
    </style:style>
    <style:style style:name="T372" style:parent-style-name="Policepardéfaut" style:family="text">
      <style:text-properties style:font-name-complex="Calibri"/>
    </style:style>
    <style:style style:name="P373" style:parent-style-name="Normal" style:family="paragraph">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style:style>
    <style:style style:name="P379" style:parent-style-name="Normal" style:family="paragraph">
      <style:paragraph-properties fo:text-indent="0.4916in"/>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TableColumn387" style:family="table-column">
      <style:table-column-properties style:column-width="1.0236in"/>
    </style:style>
    <style:style style:name="TableColumn388" style:family="table-column">
      <style:table-column-properties style:column-width="2.5583in"/>
    </style:style>
    <style:style style:name="TableColumn389" style:family="table-column">
      <style:table-column-properties style:column-width="2.7145in"/>
    </style:style>
    <style:style style:name="Table386" style:family="table">
      <style:table-properties style:width="6.2965in" fo:margin-left="0in" table:align="left"/>
    </style:style>
    <style:style style:name="TableRow390" style:family="table-row">
      <style:table-row-properties/>
    </style:style>
    <style:style style:name="TableCell39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2" style:parent-style-name="Normal" style:family="paragraph">
      <style:text-properties fo:font-weight="bold" style:font-weight-asian="bold" style:font-weight-complex="bold"/>
    </style:style>
    <style:style style:name="TableCell39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4" style:parent-style-name="Normal" style:family="paragraph">
      <style:text-properties fo:font-weight="bold" style:font-weight-asian="bold" style:font-weight-complex="bold"/>
    </style:style>
    <style:style style:name="TableCell39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6" style:parent-style-name="Normal" style:family="paragraph">
      <style:text-properties fo:font-weight="bold" style:font-weight-asian="bold" style:font-weight-complex="bold"/>
    </style:style>
    <style:style style:name="TableRow397" style:family="table-row">
      <style:table-row-properties/>
    </style:style>
    <style:style style:name="TableCell398"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99" style:parent-style-name="Normal" style:family="paragraph">
      <style:text-properties fo:font-weight="bold" style:font-weight-asian="bold" style:font-weight-complex="bold"/>
    </style:style>
    <style:style style:name="TableCell400"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Cell40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404" style:parent-style-name="Normal" style:family="paragraph">
      <style:text-properties fo:font-weight="bold" style:font-weight-asian="bold" style:font-weight-complex="bold"/>
    </style:style>
    <style:style style:name="TableCell405"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406"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407" style:family="table-row">
      <style:table-row-properties/>
    </style:style>
    <style:style style:name="TableCell408"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Cell410"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TableCell411"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12" style:parent-style-name="Normal"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T414" style:parent-style-name="Policepardéfaut" style:family="text">
      <style:text-properties fo:font-weight="bold" style:font-weight-asian="bold" style:font-weight-complex="bold"/>
    </style:style>
    <style:style style:name="P415" style:parent-style-name="Normal" style:family="paragraph">
      <style:text-properties fo:font-weight="bold" style:font-weight-asian="bold" style:font-weight-complex="bold" fo:font-size="18pt" style:font-size-asian="18pt" style:font-size-complex="18pt"/>
    </style:style>
    <style:style style:name="T416" style:parent-style-name="Policepardéfaut" style:family="text">
      <style:text-properties fo:font-weight="bold" style:font-weight-asian="bold" style:font-weight-complex="bold"/>
    </style:style>
    <style:style style:name="P417" style:parent-style-name="Normal" style:family="paragraph">
      <style:text-properties fo:font-weight="bold" style:font-weight-asian="bold" style:font-weight-complex="bold"/>
    </style:style>
    <style:style style:name="T418" style:parent-style-name="Policepardéfaut" style:family="text">
      <style:text-properties fo:font-weight="bold" style:font-weight-asian="bold" style:font-weight-complex="bold"/>
    </style:style>
    <style:style style:name="P419" style:parent-style-name="Normal" style:family="paragraph">
      <style:text-properties fo:font-weight="bold" style:font-weight-asian="bold" style:font-weight-complex="bold"/>
    </style:style>
    <style:style style:name="P420" style:parent-style-name="Normal" style:family="paragraph">
      <style:text-properties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complex="Calibri"/>
    </style:style>
    <style:style style:name="T423" style:parent-style-name="Policepardéfaut" style:family="text">
      <style:text-properties style:font-name="Arial" style:font-name-complex="Arial"/>
    </style:style>
    <style:style style:name="T424" style:parent-style-name="Policepardéfaut" style:family="text">
      <style:text-properties style:font-name-complex="Calibri"/>
    </style:style>
    <style:style style:name="T425" style:parent-style-name="Policepardéfaut" style:family="text">
      <style:text-properties style:font-name="Arial" style:font-name-complex="Arial"/>
    </style:style>
    <style:style style:name="T426" style:parent-style-name="Policepardéfaut" style:family="text">
      <style:text-properties style:font-name-complex="Calibri"/>
    </style:style>
    <style:style style:name="T427" style:parent-style-name="Policepardéfaut" style:family="text">
      <style:text-properties style:font-name="Arial" style:font-name-complex="Arial"/>
    </style:style>
    <style:style style:name="T428" style:parent-style-name="Policepardéfaut" style:family="text">
      <style:text-properties style:font-name-complex="Calibri"/>
    </style:style>
    <style:style style:name="P429" style:parent-style-name="Normal" style:family="paragraph">
      <style:text-properties fo:font-weight="bold" style:font-weight-asian="bold" style:font-weight-complex="bold"/>
    </style:style>
    <style:style style:name="P430" style:parent-style-name="Normal" style:family="paragraph">
      <style:text-properties fo:font-weight="bold" style:font-weight-asian="bold" style:font-weight-complex="bold"/>
    </style:style>
    <style:style style:name="T431" style:parent-style-name="Policepardéfaut" style:family="text">
      <style:text-properties fo:font-weight="bold" style:font-weight-asian="bold" style:font-weight-complex="bold"/>
    </style:style>
    <style:style style:name="P432" style:parent-style-name="Normal" style:family="paragraph">
      <style:paragraph-properties fo:text-indent="0.4916in"/>
    </style:style>
    <style:style style:name="P433" style:parent-style-name="Normal" style:family="paragraph">
      <style:text-properties fo:font-weight="bold" style:font-weight-asian="bold" style:font-weight-complex="bold"/>
    </style:style>
    <style:style style:name="P434" style:parent-style-name="Normal" style:family="paragraph">
      <style:paragraph-properties fo:text-indent="0.4916in"/>
    </style:style>
    <style:style style:name="P435" style:parent-style-name="Normal" style:family="paragraph">
      <style:paragraph-properties fo:text-indent="0.4916in"/>
    </style:style>
    <style:style style:name="P436" style:parent-style-name="Normal" style:family="paragraph">
      <style:text-properties fo:font-weight="bold" style:font-weight-asian="bold" style:font-weight-complex="bold"/>
    </style:style>
    <style:style style:name="T437" style:parent-style-name="Policepardéfaut" style:family="text">
      <style:text-properties fo:font-weight="bold" style:font-weight-asian="bold" style:font-weight-complex="bold"/>
    </style:style>
    <style:style style:name="P438" style:parent-style-name="Normal" style:family="paragraph">
      <style:paragraph-properties fo:text-indent="0.4916in"/>
    </style:style>
    <style:style style:name="P439" style:parent-style-name="Normal" style:family="paragraph">
      <style:paragraph-properties fo:text-indent="0.4916in"/>
    </style:style>
    <style:style style:name="P440" style:parent-style-name="Normal" style:family="paragraph">
      <style:text-properties fo:font-weight="bold" style:font-weight-asian="bold" style:font-weight-complex="bold"/>
    </style:style>
    <style:style style:name="P441" style:parent-style-name="Normal" style:family="paragraph">
      <style:paragraph-properties fo:text-indent="0.4916in"/>
    </style:style>
    <style:style style:name="P442" style:parent-style-name="Normal" style:family="paragraph">
      <style:paragraph-properties fo:text-indent="0.4916in"/>
    </style:style>
    <style:style style:name="P443" style:parent-style-name="Normal" style:family="paragraph">
      <style:paragraph-properties fo:text-indent="0.4916in"/>
    </style:style>
    <style:style style:name="P444" style:parent-style-name="Normal" style:family="paragraph">
      <style:text-properties fo:font-weight="bold" style:font-weight-asian="bold" style:font-weight-complex="bold"/>
    </style:style>
    <style:style style:name="T445" style:parent-style-name="Policepardéfaut" style:family="text">
      <style:text-properties fo:font-weight="bold" style:font-weight-asian="bold" style:font-weight-complex="bold"/>
    </style:style>
    <style:style style:name="P446" style:parent-style-name="Normal" style:family="paragraph">
      <style:paragraph-properties fo:text-indent="0.4916in"/>
    </style:style>
    <style:style style:name="P447" style:parent-style-name="Normal" style:family="paragraph">
      <style:paragraph-properties fo:text-indent="0.4916in"/>
    </style:style>
    <style:style style:name="P448" style:parent-style-name="Normal" style:family="paragraph">
      <style:text-properties fo:font-weight="bold" style:font-weight-asian="bold" style:font-weight-complex="bold"/>
    </style:style>
    <style:style style:name="P449" style:parent-style-name="Normal" style:family="paragraph">
      <style:paragraph-properties fo:text-indent="0.4916in"/>
    </style:style>
    <style:style style:name="P450" style:parent-style-name="Normal" style:family="paragraph">
      <style:paragraph-properties fo:text-indent="0.4916in"/>
    </style:style>
    <style:style style:name="P451" style:parent-style-name="Normal" style:family="paragraph">
      <style:text-properties fo:font-weight="bold" style:font-weight-asian="bold" style:font-weight-complex="bold"/>
    </style:style>
    <style:style style:name="T452" style:parent-style-name="Policepardéfaut" style:family="text">
      <style:text-properties fo:font-weight="bold" style:font-weight-asian="bold" style:font-weight-complex="bold"/>
    </style:style>
    <style:style style:name="P453" style:parent-style-name="Normal" style:family="paragraph">
      <style:paragraph-properties fo:text-indent="0.4916in"/>
    </style:style>
    <style:style style:name="P454" style:parent-style-name="Normal" style:family="paragraph">
      <style:paragraph-properties fo:text-indent="0.4916in"/>
    </style:style>
    <style:style style:name="P455" style:parent-style-name="Normal" style:family="paragraph">
      <style:paragraph-properties fo:text-indent="0.4916in"/>
    </style:style>
    <style:style style:name="P456" style:parent-style-name="Normal" style:family="paragraph">
      <style:text-properties fo:font-weight="bold" style:font-weight-asian="bold" style:font-weight-complex="bold"/>
    </style:style>
    <style:style style:name="P457" style:parent-style-name="Normal" style:family="paragraph">
      <style:paragraph-properties fo:text-indent="0.4916in"/>
    </style:style>
    <style:style style:name="P458" style:parent-style-name="Normal" style:family="paragraph">
      <style:paragraph-properties fo:text-indent="0.4916in"/>
    </style:style>
    <style:style style:name="P459" style:parent-style-name="Normal" style:family="paragraph">
      <style:text-properties fo:font-weight="bold" style:font-weight-asian="bold" style:font-weight-complex="bold"/>
    </style:style>
    <style:style style:name="P460" style:parent-style-name="Normal" style:family="paragraph">
      <style:text-properties fo:font-weight="bold" style:font-weight-asian="bold" style:font-weight-complex="bold"/>
    </style:style>
    <style:style style:name="P461" style:parent-style-name="Normal" style:family="paragraph">
      <style:text-properties fo:font-weight="bold" style:font-weight-asian="bold" style:font-weight-complex="bold"/>
    </style:style>
    <style:style style:name="T462" style:parent-style-name="Policepardéfaut" style:family="text">
      <style:text-properties fo:font-weight="bold" style:font-weight-asian="bold" style:font-weight-complex="bold"/>
    </style:style>
    <style:style style:name="P463" style:parent-style-name="Normal" style:family="paragraph">
      <style:paragraph-properties fo:text-indent="0.4916in"/>
    </style:style>
    <style:style style:name="P464" style:parent-style-name="Normal" style:family="paragraph">
      <style:text-properties fo:font-weight="bold" style:font-weight-asian="bold" style:font-weight-complex="bold"/>
    </style:style>
    <style:style style:name="T465" style:parent-style-name="Policepardéfaut" style:family="text">
      <style:text-properties fo:font-weight="bold" style:font-weight-asian="bold" style:font-weight-complex="bold"/>
    </style:style>
    <style:style style:name="P466" style:parent-style-name="Normal" style:family="paragraph">
      <style:paragraph-properties fo:text-indent="0.4916in"/>
    </style:style>
    <style:style style:name="P467" style:parent-style-name="Normal" style:family="paragraph">
      <style:text-properties fo:font-weight="bold" style:font-weight-asian="bold" style:font-weight-complex="bold"/>
    </style:style>
    <style:style style:name="T468" style:parent-style-name="Policepardéfaut" style:family="text">
      <style:text-properties fo:font-weight="bold" style:font-weight-asian="bold" style:font-weight-complex="bold"/>
    </style:style>
    <style:style style:name="T469" style:parent-style-name="Policepardéfaut" style:family="text">
      <style:text-properties fo:font-weight="bold" style:font-weight-asian="bold" style:font-weight-complex="bold"/>
    </style:style>
    <style:style style:name="P470" style:parent-style-name="Normal" style:family="paragraph"/>
    <style:style style:name="T471" style:parent-style-name="Policepardéfaut" style:family="text">
      <style:text-properties fo:font-weight="bold" style:font-weight-asian="bold" style:font-weight-complex="bold"/>
    </style:style>
    <style:style style:name="P472" style:parent-style-name="Normal" style:family="paragraph"/>
    <style:style style:name="P473" style:parent-style-name="Normal" style:family="paragraph"/>
    <style:style style:name="T474" style:parent-style-name="Policepardéfaut" style:family="text">
      <style:text-properties fo:font-weight="bold" style:font-weight-asian="bold" style:font-weight-complex="bold"/>
    </style:style>
    <style:style style:name="P475" style:parent-style-name="Normal" style:family="paragraph">
      <style:paragraph-properties fo:margin-left="0.5in">
        <style:tab-stops/>
      </style:paragraph-properties>
      <style:text-properties fo:font-weight="bold" style:font-weight-asian="bold" style:font-weight-complex="bold"/>
    </style:style>
    <style:style style:name="P476" style:parent-style-name="Normal" style:family="paragraph">
      <style:paragraph-properties fo:margin-left="0.5in">
        <style:tab-stops/>
      </style:paragraph-properties>
      <style:text-properties fo:font-weight="bold" style:font-weight-asian="bold" style:font-weight-complex="bold"/>
    </style:style>
    <style:style style:name="P477" style:parent-style-name="Normal" style:family="paragraph">
      <style:paragraph-properties fo:margin-left="0.5in">
        <style:tab-stops/>
      </style:paragraph-properties>
    </style:style>
    <style:style style:name="T478" style:parent-style-name="Policepardéfaut" style:family="text">
      <style:text-properties fo:font-weight="bold" style:font-weight-asian="bold" style:font-weight-complex="bold"/>
    </style:style>
    <style:style style:name="P479" style:parent-style-name="Normal" style:family="paragraph">
      <style:paragraph-properties fo:text-indent="0.4916in"/>
    </style:style>
    <style:style style:name="P480" style:parent-style-name="Normal" style:family="paragraph">
      <style:text-properties fo:font-weight="bold" style:font-weight-asian="bold" style:font-weight-complex="bold"/>
    </style:style>
    <style:style style:name="P481" style:parent-style-name="Normal" style:family="paragraph">
      <style:paragraph-properties fo:text-indent="0.4916in"/>
    </style:style>
    <style:style style:name="P482" style:parent-style-name="Normal" style:family="paragraph">
      <style:paragraph-properties fo:text-indent="0.4916in"/>
    </style:style>
    <style:style style:name="P483" style:parent-style-name="Normal" style:family="paragraph">
      <style:paragraph-properties fo:text-indent="0.4916in"/>
    </style:style>
    <style:style style:name="T484" style:parent-style-name="Policepardéfaut" style:family="text">
      <style:text-properties fo:font-weight="bold" style:font-weight-asian="bold" style:font-weight-complex="bold"/>
    </style:style>
    <style:style style:name="P485" style:parent-style-name="Normal" style:family="paragraph">
      <style:text-properties fo:font-weight="bold" style:font-weight-asian="bold" style:font-weight-complex="bold"/>
    </style:style>
    <style:style style:name="P486" style:parent-style-name="Normal" style:family="paragraph"/>
    <style:style style:name="T487" style:parent-style-name="Policepardéfaut" style:family="text">
      <style:text-properties fo:font-weight="bold" style:font-weight-asian="bold" style:font-weight-complex="bold"/>
    </style:style>
    <style:style style:name="P488" style:parent-style-name="Normal" style:family="paragraph"/>
    <style:style style:name="T489" style:parent-style-name="Policepardéfaut" style:family="text">
      <style:text-properties fo:font-weight="bold" style:font-weight-asian="bold" style:font-weight-complex="bold"/>
    </style:style>
    <style:style style:name="P490" style:parent-style-name="Normal" style:family="paragraph"/>
    <style:style style:name="T491" style:parent-style-name="Policepardéfaut" style:family="text">
      <style:text-properties fo:font-weight="bold" style:font-weight-asian="bold" style:font-weight-complex="bold"/>
    </style:style>
    <style:style style:name="T492" style:parent-style-name="Élevé" style:family="text">
      <style:text-properties fo:color="#000000"/>
    </style:style>
    <style:style style:name="T493" style:parent-style-name="Élevé" style:family="text">
      <style:text-properties fo:font-weight="normal" style:font-weight-asian="normal" style:font-weight-complex="normal" fo:color="#000000"/>
    </style:style>
    <style:style style:name="T494" style:parent-style-name="Élevé" style:family="text">
      <style:text-properties fo:font-weight="normal" style:font-weight-asian="normal" style:font-weight-complex="normal"/>
    </style:style>
    <style:style style:name="T495" style:parent-style-name="Policepardéfaut" style:family="text">
      <style:text-properties fo:font-weight="bold" style:font-weight-asian="bold" style:font-weight-complex="bold"/>
    </style:style>
    <style:style style:name="P496" style:parent-style-name="Normal" style:family="paragraph">
      <style:text-properties fo:font-weight="bold" style:font-weight-asian="bold" style:font-weight-complex="bold"/>
    </style:style>
    <style:style style:name="T497" style:parent-style-name="Policepardéfaut" style:family="text">
      <style:text-properties fo:font-weight="bold" style:font-weight-asian="bold" style:font-weight-complex="bold"/>
    </style:style>
    <style:style style:name="P498" style:parent-style-name="Normal" style:family="paragraph">
      <style:text-properties fo:font-weight="bold" style:font-weight-asian="bold" style:font-weight-complex="bold"/>
    </style:style>
    <style:style style:name="P499" style:parent-style-name="Normal" style:family="paragraph">
      <style:text-properties fo:font-weight="bold" style:font-weight-asian="bold" style:font-weight-complex="bold"/>
    </style:style>
    <style:style style:name="T500" style:parent-style-name="Policepardéfaut" style:family="text">
      <style:text-properties fo:font-weight="bold" style:font-weight-asian="bold" style:font-weight-complex="bold" fo:font-style="italic" style:font-style-asian="italic" style:font-style-complex="italic"/>
    </style:style>
    <style:style style:name="P501" style:parent-style-name="Normal" style:family="paragraph">
      <style:text-properties fo:font-weight="bold" style:font-weight-asian="bold" style:font-weight-complex="bold"/>
    </style:style>
    <style:style style:name="P502" style:parent-style-name="Normal" style:family="paragraph"/>
    <style:style style:name="T503" style:parent-style-name="Policepardéfaut" style:family="text">
      <style:text-properties fo:font-weight="bold" style:font-weight-asian="bold" style:font-weight-complex="bold"/>
    </style:style>
    <style:style style:name="P504" style:parent-style-name="Normal" style:family="paragraph"/>
    <style:style style:name="T505" style:parent-style-name="Policepardéfaut" style:family="text">
      <style:text-properties fo:font-weight="bold" style:font-weight-asian="bold" style:font-weight-complex="bold"/>
    </style:style>
    <style:style style:name="P506" style:parent-style-name="Normal" style:family="paragraph"/>
    <style:style style:name="T507" style:parent-style-name="Policepardéfaut" style:family="text">
      <style:text-properties fo:font-weight="bold" style:font-weight-asian="bold" style:font-weight-complex="bold"/>
    </style:style>
    <style:style style:name="P508" style:parent-style-name="Normal" style:family="paragraph">
      <style:paragraph-properties fo:margin-left="0.25in">
        <style:tab-stops/>
      </style:paragraph-properties>
    </style:style>
    <style:style style:name="P509" style:parent-style-name="Normal" style:family="paragraph">
      <style:paragraph-properties fo:text-indent="0.4916in"/>
    </style:style>
    <style:style style:name="P510" style:parent-style-name="Normal" style:family="paragraph">
      <style:paragraph-properties fo:text-indent="0.4916in"/>
    </style:style>
    <style:style style:name="P511" style:parent-style-name="Normal" style:family="paragraph">
      <style:paragraph-properties fo:text-indent="0.4916in"/>
    </style:style>
    <style:style style:name="P512" style:parent-style-name="Normal" style:family="paragraph">
      <style:paragraph-properties fo:text-indent="0.4916in"/>
    </style:style>
    <style:style style:name="P513" style:parent-style-name="Normal" style:family="paragraph">
      <style:paragraph-properties fo:text-indent="0.4916in"/>
    </style:style>
    <style:style style:name="P514" style:parent-style-name="Normal" style:family="paragraph">
      <style:paragraph-properties fo:text-indent="0.4916in"/>
    </style:style>
    <style:style style:name="P515" style:parent-style-name="Normal" style:family="paragraph">
      <style:text-properties fo:font-weight="bold" style:font-weight-asian="bold" style:font-weight-complex="bold"/>
    </style:style>
    <style:style style:name="T516" style:parent-style-name="Policepardéfaut" style:family="text">
      <style:text-properties fo:font-weight="bold" style:font-weight-asian="bold" style:font-weight-complex="bold"/>
    </style:style>
    <style:style style:name="P517" style:parent-style-name="Normal" style:family="paragraph">
      <style:paragraph-properties fo:text-indent="0.4916in"/>
    </style:style>
    <style:style style:name="P518" style:parent-style-name="Normal" style:family="paragraph">
      <style:text-properties fo:font-weight="bold" style:font-weight-asian="bold" style:font-weight-complex="bold" fo:color="#4472C4"/>
    </style:style>
    <style:style style:name="P519" style:parent-style-name="Titre4" style:family="paragraph">
      <style:paragraph-properties fo:background-color="#FFFFFF"/>
    </style:style>
    <style:style style:name="T520" style:parent-style-name="Policepardéfaut" style:family="text">
      <style:text-properties style:font-name="Roboto" fo:font-weight="bold" style:font-weight-asian="bold" style:font-weight-complex="bold" fo:color="#4472C4"/>
    </style:style>
    <style:style style:name="P521" style:parent-style-name="Normal" style:family="paragraph"/>
    <style:style style:name="T522" style:parent-style-name="Policepardéfaut" style:family="text">
      <style:text-properties fo:font-weight="bold" style:font-weight-asian="bold" style:font-weight-complex="bold" fo:color="#4472C4"/>
    </style:style>
    <style:style style:name="T523" style:parent-style-name="Policepardéfaut" style:family="text">
      <style:text-properties fo:color="#4472C4"/>
    </style:style>
    <style:style style:name="P524" style:parent-style-name="Normal" style:family="paragraph"/>
    <style:style style:name="T525" style:parent-style-name="Policepardéfaut" style:family="text">
      <style:text-properties fo:font-weight="bold" style:font-weight-asian="bold" style:font-weight-complex="bold" fo:color="#4472C4"/>
    </style:style>
    <style:style style:name="T526" style:parent-style-name="Policepardéfaut" style:family="text">
      <style:text-properties fo:color="#4472C4"/>
    </style:style>
    <style:style style:name="P527" style:parent-style-name="Normal" style:family="paragraph"/>
    <style:style style:name="T528" style:parent-style-name="Policepardéfaut" style:family="text">
      <style:text-properties fo:font-weight="bold" style:font-weight-asian="bold" style:font-weight-complex="bold" fo:color="#4472C4"/>
    </style:style>
    <style:style style:name="T529" style:parent-style-name="Policepardéfaut" style:family="text">
      <style:text-properties fo:color="#4472C4"/>
    </style:style>
    <style:style style:name="P530" style:parent-style-name="Normal" style:family="paragraph"/>
    <style:style style:name="T531" style:parent-style-name="Policepardéfaut" style:family="text">
      <style:text-properties fo:font-weight="bold" style:font-weight-asian="bold" style:font-weight-complex="bold" fo:color="#4472C4"/>
    </style:style>
    <style:style style:name="T532" style:parent-style-name="Policepardéfaut" style:family="text">
      <style:text-properties fo:color="#4472C4"/>
    </style:style>
    <style:style style:name="P533" style:parent-style-name="Normal" style:family="paragraph"/>
    <style:style style:name="T534" style:parent-style-name="Policepardéfaut" style:family="text">
      <style:text-properties fo:font-weight="bold" style:font-weight-asian="bold" style:font-weight-complex="bold" fo:color="#4472C4"/>
    </style:style>
    <style:style style:name="T535" style:parent-style-name="Policepardéfaut" style:family="text">
      <style:text-properties fo:color="#4472C4"/>
    </style:style>
    <style:style style:name="P536" style:parent-style-name="Normal" style:family="paragraph">
      <style:text-properties fo:font-weight="bold" style:font-weight-asian="bold" style:font-weight-complex="bold" fo:color="#4472C4"/>
    </style:style>
    <style:style style:name="P537" style:parent-style-name="Normal" style:family="paragraph">
      <style:text-properties fo:font-weight="bold" style:font-weight-asian="bold" style:font-weight-complex="bold" fo:color="#4472C4"/>
    </style:style>
    <style:style style:name="P538" style:parent-style-name="Normal" style:family="paragraph"/>
    <style:style style:name="T539" style:parent-style-name="Policepardéfaut" style:family="text">
      <style:text-properties fo:font-weight="bold" style:font-weight-asian="bold" style:font-weight-complex="bold" fo:color="#4472C4"/>
    </style:style>
    <style:style style:name="T540" style:parent-style-name="Policepardéfaut" style:family="text">
      <style:text-properties fo:color="#4472C4"/>
    </style:style>
    <style:style style:name="P541" style:parent-style-name="Normal" style:family="paragraph"/>
    <style:style style:name="T542" style:parent-style-name="Policepardéfaut" style:family="text">
      <style:text-properties fo:font-weight="bold" style:font-weight-asian="bold" style:font-weight-complex="bold" fo:color="#4472C4"/>
    </style:style>
    <style:style style:name="T543" style:parent-style-name="Policepardéfaut" style:family="text">
      <style:text-properties fo:color="#4472C4"/>
    </style:style>
    <style:style style:name="P544" style:parent-style-name="Normal" style:family="paragraph">
      <style:text-properties fo:font-weight="bold" style:font-weight-asian="bold" style:font-weight-complex="bold" fo:color="#4472C4"/>
    </style:style>
    <style:style style:name="P545" style:parent-style-name="Normal" style:family="paragraph">
      <style:text-properties fo:font-weight="bold" style:font-weight-asian="bold" style:font-weight-complex="bold" fo:color="#4472C4"/>
    </style:style>
    <style:style style:name="P546" style:parent-style-name="Normal" style:family="paragraph"/>
    <style:style style:name="T547" style:parent-style-name="Policepardéfaut" style:family="text">
      <style:text-properties fo:font-weight="bold" style:font-weight-asian="bold" style:font-weight-complex="bold" fo:color="#4472C4"/>
    </style:style>
    <style:style style:name="T548" style:parent-style-name="Policepardéfaut" style:family="text">
      <style:text-properties fo:color="#4472C4"/>
    </style:style>
    <style:style style:name="P549" style:parent-style-name="Normal" style:family="paragraph"/>
    <style:style style:name="T550" style:parent-style-name="Policepardéfaut" style:family="text">
      <style:text-properties fo:font-weight="bold" style:font-weight-asian="bold" style:font-weight-complex="bold" fo:color="#4472C4"/>
    </style:style>
    <style:style style:name="T551" style:parent-style-name="Policepardéfaut" style:family="text">
      <style:text-properties fo:color="#4472C4"/>
    </style:style>
    <style:style style:name="P552" style:parent-style-name="Normal" style:family="paragraph"/>
    <style:style style:name="T553" style:parent-style-name="Policepardéfaut" style:family="text">
      <style:text-properties fo:font-weight="bold" style:font-weight-asian="bold" style:font-weight-complex="bold" fo:color="#4472C4"/>
    </style:style>
    <style:style style:name="T554" style:parent-style-name="Policepardéfaut" style:family="text">
      <style:text-properties fo:color="#4472C4"/>
    </style:style>
    <style:style style:name="P555" style:parent-style-name="Normal" style:family="paragraph"/>
    <style:style style:name="T556" style:parent-style-name="Policepardéfaut" style:family="text">
      <style:text-properties fo:font-weight="bold" style:font-weight-asian="bold" style:font-weight-complex="bold" fo:color="#4472C4"/>
    </style:style>
    <style:style style:name="T557" style:parent-style-name="Policepardéfaut" style:family="text">
      <style:text-properties fo:color="#4472C4"/>
    </style:style>
    <style:style style:name="P558" style:parent-style-name="Normal" style:family="paragraph"/>
    <style:style style:name="T559" style:parent-style-name="Policepardéfaut" style:family="text">
      <style:text-properties fo:font-weight="bold" style:font-weight-asian="bold" style:font-weight-complex="bold" fo:color="#4472C4"/>
    </style:style>
    <style:style style:name="T560" style:parent-style-name="Policepardéfaut" style:family="text">
      <style:text-properties fo:color="#4472C4"/>
    </style:style>
    <style:style style:name="P561" style:parent-style-name="Normal" style:family="paragraph">
      <style:text-properties fo:font-weight="bold" style:font-weight-asian="bold" style:font-weight-complex="bold" fo:color="#4472C4"/>
    </style:style>
    <style:style style:name="P562" style:parent-style-name="Normal" style:family="paragraph">
      <style:text-properties fo:font-weight="bold" style:font-weight-asian="bold" style:font-weight-complex="bold" fo:color="#4472C4"/>
    </style:style>
    <style:style style:name="P563" style:parent-style-name="Normal" style:family="paragraph"/>
    <style:style style:name="T564" style:parent-style-name="Policepardéfaut" style:family="text">
      <style:text-properties fo:font-weight="bold" style:font-weight-asian="bold" style:font-weight-complex="bold" fo:color="#4472C4"/>
    </style:style>
    <style:style style:name="T565" style:parent-style-name="Policepardéfaut" style:family="text">
      <style:text-properties fo:color="#4472C4"/>
    </style:style>
    <style:style style:name="P566" style:parent-style-name="Normal" style:family="paragraph"/>
    <style:style style:name="T567" style:parent-style-name="Policepardéfaut" style:family="text">
      <style:text-properties fo:font-weight="bold" style:font-weight-asian="bold" style:font-weight-complex="bold" fo:color="#4472C4"/>
    </style:style>
    <style:style style:name="T568" style:parent-style-name="Policepardéfaut" style:family="text">
      <style:text-properties fo:color="#4472C4"/>
    </style:style>
    <style:style style:name="P569" style:parent-style-name="Normal" style:family="paragraph">
      <style:text-properties fo:color="#4472C4"/>
    </style:style>
    <style:style style:name="P570" style:parent-style-name="Normal" style:family="paragraph">
      <style:paragraph-properties fo:margin-left="2.4583in" fo:text-indent="0.4916in">
        <style:tab-stops/>
      </style:paragraph-properties>
      <style:text-properties fo:font-weight="bold" style:font-weight-asian="bold" style:font-weight-complex="bold" fo:color="#4472C4"/>
    </style:style>
    <style:style style:name="T571" style:parent-style-name="Policepardéfaut" style:family="text">
      <style:text-properties fo:color="#4472C4"/>
    </style:style>
    <style:style style:name="T572" style:parent-style-name="Policepardéfaut" style:family="text">
      <style:text-properties fo:font-weight="bold" style:font-weight-asian="bold" style:font-weight-complex="bold" fo:color="#4472C4"/>
    </style:style>
    <style:style style:name="T573" style:parent-style-name="Policepardéfaut" style:family="text">
      <style:text-properties fo:color="#4472C4"/>
    </style:style>
    <style:style style:name="P574" style:parent-style-name="Normal" style:family="paragraph">
      <style:text-properties fo:color="#4472C4"/>
    </style:style>
    <style:style style:name="P575" style:parent-style-name="Normal" style:family="paragraph">
      <style:text-properties fo:font-weight="bold" style:font-weight-asian="bold" style:font-weight-complex="bold" fo:color="#4472C4"/>
    </style:style>
    <style:style style:name="T576" style:parent-style-name="Policepardéfaut" style:family="text">
      <style:text-properties fo:color="#4472C4"/>
    </style:style>
    <style:style style:name="T577" style:parent-style-name="Policepardéfaut" style:family="text">
      <style:text-properties fo:font-weight="bold" style:font-weight-asian="bold" style:font-weight-complex="bold" fo:color="#4472C4"/>
    </style:style>
    <style:style style:name="T578" style:parent-style-name="Policepardéfaut" style:family="text">
      <style:text-properties fo:color="#4472C4"/>
    </style:style>
    <style:style style:name="P579" style:parent-style-name="Normal" style:family="paragraph">
      <style:text-properties fo:color="#4472C4"/>
    </style:style>
    <style:style style:name="P580" style:parent-style-name="Normal" style:family="paragraph">
      <style:text-properties fo:color="#4472C4"/>
    </style:style>
    <style:style style:name="P581" style:parent-style-name="Normal" style:family="paragraph">
      <style:text-properties fo:color="#4472C4"/>
    </style:style>
    <style:style style:name="P582" style:parent-style-name="Normal" style:family="paragraph">
      <style:text-properties fo:color="#4472C4"/>
    </style:style>
    <style:style style:name="T583" style:parent-style-name="Élevé" style:family="text">
      <style:text-properties fo:font-weight="bold" style:font-weight-asian="bold" style:font-weight-complex="bold"/>
    </style:style>
    <style:style style:name="P584" style:parent-style-name="NormalWeb" style:family="paragraph">
      <style:text-properties fo:font-weight="bold" style:font-weight-asian="bold" style:font-weight-complex="bold"/>
    </style:style>
    <style:style style:name="P585" style:parent-style-name="NormalWeb" style:family="paragraph">
      <style:text-properties fo:font-weight="bold" style:font-weight-asian="bold" style:font-weight-complex="bold"/>
    </style:style>
    <style:style style:name="P586" style:parent-style-name="NormalWeb" style:family="paragraph">
      <style:paragraph-properties fo:text-indent="0.4916in"/>
    </style:style>
    <style:style style:name="P587" style:parent-style-name="NormalWeb" style:family="paragraph">
      <style:paragraph-properties fo:text-indent="0.4916in"/>
    </style:style>
    <style:style style:name="T588" style:parent-style-name="Policepardéfaut" style:family="text">
      <style:text-properties fo:font-weight="bold" style:font-weight-asian="bold" style:font-weight-complex="bold"/>
    </style:style>
    <style:style style:name="P589" style:parent-style-name="NormalWeb" style:family="paragraph">
      <style:paragraph-properties fo:text-indent="0.4916in"/>
    </style:style>
    <style:style style:name="T590" style:parent-style-name="Policepardéfaut" style:family="text">
      <style:text-properties fo:font-weight="bold" style:font-weight-asian="bold" style:font-weight-complex="bold"/>
    </style:style>
    <style:style style:name="P591" style:parent-style-name="NormalWeb" style:family="paragraph">
      <style:paragraph-properties fo:text-indent="0.4916in"/>
    </style:style>
    <style:style style:name="P592" style:parent-style-name="NormalWeb" style:family="paragraph">
      <style:paragraph-properties fo:margin-left="0.4916in" fo:text-indent="0.4916in">
        <style:tab-stops/>
      </style:paragraph-properties>
    </style:style>
    <style:style style:name="P593" style:parent-style-name="NormalWeb" style:family="paragraph">
      <style:paragraph-properties fo:text-indent="0.4916in"/>
    </style:style>
    <style:style style:name="P594" style:parent-style-name="NormalWeb" style:family="paragraph">
      <style:paragraph-properties fo:margin-left="0.4916in" fo:text-indent="0.4916in">
        <style:tab-stops/>
      </style:paragraph-properties>
    </style:style>
    <style:style style:name="T595" style:parent-style-name="Policepardéfaut" style:family="text">
      <style:text-properties fo:font-weight="bold" style:font-weight-asian="bold" style:font-weight-complex="bold" fo:font-style="italic" style:font-style-asian="italic" style:font-style-complex="italic"/>
    </style:style>
    <style:style style:name="P596" style:parent-style-name="NormalWeb" style:family="paragraph">
      <style:text-properties fo:font-weight="bold" style:font-weight-asian="bold" style:font-weight-complex="bold"/>
    </style:style>
    <style:style style:name="P597" style:parent-style-name="NormalWeb" style:family="paragraph">
      <style:paragraph-properties fo:text-indent="0.4916in"/>
    </style:style>
    <style:style style:name="T598" style:parent-style-name="Policepardéfaut" style:family="text">
      <style:text-properties fo:font-weight="bold" style:font-weight-asian="bold" style:font-weight-complex="bold"/>
    </style:style>
    <style:style style:name="P599" style:parent-style-name="NormalWeb" style:family="paragraph">
      <style:paragraph-properties fo:margin-left="0.4916in" fo:text-indent="0.4916in">
        <style:tab-stops/>
      </style:paragraph-properties>
    </style:style>
    <style:style style:name="P600" style:parent-style-name="NormalWeb" style:family="paragraph">
      <style:paragraph-properties fo:margin-left="0.4916in" fo:text-indent="0.4916in">
        <style:tab-stops/>
      </style:paragraph-properties>
    </style:style>
    <style:style style:name="P601" style:parent-style-name="NormalWeb" style:family="paragraph">
      <style:paragraph-properties fo:margin-left="0.4916in" fo:text-indent="0.4916in">
        <style:tab-stops/>
      </style:paragraph-properties>
    </style:style>
    <style:style style:name="P602" style:parent-style-name="NormalWeb" style:family="paragraph">
      <style:paragraph-properties fo:margin-left="0.4916in" fo:text-indent="0.4916in">
        <style:tab-stops/>
      </style:paragraph-properties>
    </style:style>
    <style:style style:name="T603" style:parent-style-name="Policepardéfaut" style:family="text">
      <style:text-properties style:font-name="Calibri" style:font-name-asian="Calibri" fo:font-size="11pt" style:font-size-asian="11pt" style:font-size-complex="11pt" style:language-asian="en" style:country-asian="US"/>
    </style:style>
    <style:style style:name="P604" style:parent-style-name="NormalWeb" style:family="paragraph">
      <style:text-properties fo:font-weight="bold" style:font-weight-asian="bold" style:font-weight-complex="bold"/>
    </style:style>
    <style:style style:name="P605" style:parent-style-name="NormalWeb" style:family="paragraph">
      <style:text-properties fo:font-weight="bold" style:font-weight-asian="bold" style:font-weight-complex="bold"/>
    </style:style>
    <style:style style:name="TableColumn607" style:family="table-column">
      <style:table-column-properties style:column-width="1.1743in"/>
    </style:style>
    <style:style style:name="TableColumn608" style:family="table-column">
      <style:table-column-properties style:column-width="2.9027in"/>
    </style:style>
    <style:style style:name="TableColumn609" style:family="table-column">
      <style:table-column-properties style:column-width="2.2159in"/>
    </style:style>
    <style:style style:name="Table606" style:family="table">
      <style:table-properties style:width="6.293in" fo:margin-left="0in" table:align="left"/>
    </style:style>
    <style:style style:name="TableRow610" style:family="table-row">
      <style:table-row-properties/>
    </style:style>
    <style:style style:name="TableCell61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2" style:parent-style-name="NormalWeb" style:family="paragraph">
      <style:text-properties fo:font-weight="bold" style:font-weight-asian="bold" style:font-weight-complex="bold"/>
    </style:style>
    <style:style style:name="TableCell61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4" style:parent-style-name="NormalWeb" style:family="paragraph">
      <style:text-properties fo:font-weight="bold" style:font-weight-asian="bold" style:font-weight-complex="bold"/>
    </style:style>
    <style:style style:name="TableCell615" style:family="table-cell">
      <style:table-cell-properties fo:border="0.0069in solid #000000" style:writing-mode="lr-tb" style:vertical-align="middle" fo:padding-top="0.0104in" fo:padding-left="0.0104in" fo:padding-bottom="0.0104in" fo:padding-right="0.0104in"/>
    </style:style>
    <style:style style:name="P616" style:parent-style-name="NormalWeb" style:family="paragraph">
      <style:text-properties fo:font-weight="bold" style:font-weight-asian="bold" style:font-weight-complex="bold"/>
    </style:style>
    <style:style style:name="TableRow617" style:family="table-row">
      <style:table-row-properties/>
    </style:style>
    <style:style style:name="TableCell61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9" style:parent-style-name="NormalWeb" style:family="paragraph">
      <style:text-properties fo:font-weight="bold" style:font-weight-asian="bold" style:font-weight-complex="bold"/>
    </style:style>
    <style:style style:name="TableCell62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1" style:family="table-cell">
      <style:table-cell-properties fo:border="0.0069in solid #000000" style:writing-mode="lr-tb" style:vertical-align="middle" fo:padding-top="0.0104in" fo:padding-left="0.0104in" fo:padding-bottom="0.0104in" fo:padding-right="0.0104in"/>
    </style:style>
    <style:style style:name="TableRow622" style:family="table-row">
      <style:table-row-properties/>
    </style:style>
    <style:style style:name="TableCell62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4" style:parent-style-name="NormalWeb" style:family="paragraph">
      <style:text-properties fo:font-weight="bold" style:font-weight-asian="bold" style:font-weight-complex="bold"/>
    </style:style>
    <style:style style:name="TableCell62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6" style:family="table-cell">
      <style:table-cell-properties fo:border="0.0069in solid #000000" style:writing-mode="lr-tb" style:vertical-align="middle" fo:padding-top="0.0104in" fo:padding-left="0.0104in" fo:padding-bottom="0.0104in" fo:padding-right="0.0104in"/>
    </style:style>
    <style:style style:name="TableRow627" style:family="table-row">
      <style:table-row-properties/>
    </style:style>
    <style:style style:name="TableCell62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9" style:parent-style-name="NormalWeb" style:family="paragraph">
      <style:text-properties fo:font-weight="bold" style:font-weight-asian="bold" style:font-weight-complex="bold"/>
    </style:style>
    <style:style style:name="TableCell63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1" style:family="table-cell">
      <style:table-cell-properties fo:border="0.0069in solid #000000" style:writing-mode="lr-tb" style:vertical-align="middle" fo:padding-top="0.0104in" fo:padding-left="0.0104in" fo:padding-bottom="0.0104in" fo:padding-right="0.0104in"/>
    </style:style>
    <style:style style:name="TableRow632" style:family="table-row">
      <style:table-row-properties/>
    </style:style>
    <style:style style:name="TableCell63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4" style:parent-style-name="NormalWeb" style:family="paragraph">
      <style:text-properties fo:font-weight="bold" style:font-weight-asian="bold" style:font-weight-complex="bold"/>
    </style:style>
    <style:style style:name="TableCell63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6" style:family="table-cell">
      <style:table-cell-properties fo:border="0.0069in solid #000000" style:writing-mode="lr-tb" style:vertical-align="middle" fo:padding-top="0.0104in" fo:padding-left="0.0104in" fo:padding-bottom="0.0104in" fo:padding-right="0.0104in"/>
    </style:style>
    <style:style style:name="TableRow637" style:family="table-row">
      <style:table-row-properties/>
    </style:style>
    <style:style style:name="TableCell63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9" style:parent-style-name="NormalWeb" style:family="paragraph">
      <style:text-properties fo:font-weight="bold" style:font-weight-asian="bold" style:font-weight-complex="bold"/>
    </style:style>
    <style:style style:name="TableCell64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41" style:family="table-cell">
      <style:table-cell-properties fo:border="0.0069in solid #000000" style:writing-mode="lr-tb" style:vertical-align="middle" fo:padding-top="0.0104in" fo:padding-left="0.0104in" fo:padding-bottom="0.0104in" fo:padding-right="0.0104in"/>
    </style:style>
    <style:style style:name="P642" style:parent-style-name="NormalWeb" style:family="paragraph">
      <style:text-properties fo:font-weight="bold" style:font-weight-asian="bold" style:font-weight-complex="bold"/>
    </style:style>
    <style:style style:name="P643" style:parent-style-name="NormalWeb" style:family="paragraph">
      <style:text-properties fo:font-weight="bold" style:font-weight-asian="bold" style:font-weight-complex="bold"/>
    </style:style>
    <style:style style:name="P644" style:parent-style-name="NormalWeb" style:family="paragraph"/>
    <style:style style:name="P645" style:parent-style-name="NormalWeb" style:family="paragraph"/>
    <style:style style:name="P646" style:parent-style-name="NormalWeb" style:family="paragraph"/>
    <style:style style:name="P647" style:parent-style-name="NormalWeb" style:family="paragraph">
      <style:text-properties fo:font-weight="bold" style:font-weight-asian="bold" style:font-weight-complex="bold"/>
    </style:style>
    <style:style style:name="P648" style:parent-style-name="NormalWeb" style:family="paragraph">
      <style:paragraph-properties fo:text-indent="0.4916in"/>
    </style:style>
    <style:style style:name="P649" style:parent-style-name="NormalWeb" style:family="paragraph">
      <style:paragraph-properties fo:text-indent="0.4916in"/>
    </style:style>
    <style:style style:name="P650" style:parent-style-name="NormalWeb" style:family="paragraph">
      <style:paragraph-properties fo:text-indent="0.4916in"/>
    </style:style>
    <style:style style:name="P651" style:parent-style-name="NormalWeb" style:family="paragraph">
      <style:text-properties fo:font-weight="bold" style:font-weight-asian="bold" style:font-weight-complex="bold"/>
    </style:style>
    <style:style style:name="T652" style:parent-style-name="Policepardéfaut" style:family="text">
      <style:text-properties fo:font-weight="bold" style:font-weight-asian="bold" style:font-weight-complex="bold"/>
    </style:style>
    <style:style style:name="T653" style:parent-style-name="Policepardéfaut" style:family="text">
      <style:text-properties fo:font-weight="bold" style:font-weight-asian="bold" style:font-weight-complex="bold"/>
    </style:style>
    <style:style style:name="T654" style:parent-style-name="Policepardéfaut" style:family="text">
      <style:text-properties fo:font-weight="bold" style:font-weight-asian="bold" style:font-weight-complex="bold"/>
    </style:style>
    <style:style style:name="P655" style:parent-style-name="NormalWeb" style:family="paragraph">
      <style:paragraph-properties fo:margin-left="0.4916in" fo:text-indent="0.4916in">
        <style:tab-stops/>
      </style:paragraph-properties>
    </style:style>
    <style:style style:name="P656" style:parent-style-name="Normal" style:family="paragraph">
      <style:text-properties fo:color="#4472C4"/>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 :</text:span></text:p>
      <text:p text:style-name="P267">utilisateur.adresse = "Paris";</text:p>
      <text:p text:style-name="P268">utilisateur.age = 30; // Modification</text:p>
      <text:p text:style-name="P269">console.log(utilisateur);</text:p>
      <text:p text:style-name="P270">// { nom: "Alice", age: 30, email: "alice@example.com", adresse: "Paris" }</text:p>
      <text:p text:style-name="P271">Supprimer une propriété :</text:p>
      <text:p text:style-name="P272">delete utilisateur.email;</text:p>
      <text:p text:style-name="P273">console.log(utilisateur); // { nom: "Alice", age: 30, adresse: "Paris" }</text:p>
      <text:p text:style-name="P274">Une méthode est une fonction définie comme une propriété d’un objet.</text:p>
      <text:p text:style-name="P275">const utilisateur = {</text:p>
      <text:p text:style-name="P276"><text:s text:c="4"/>nom: "Alice",</text:p>
      <text:p text:style-name="P277"><text:s text:c="4"/>age: 25,</text:p>
      <text:p text:style-name="P278"><text:s text:c="4"/>saluer: function() {</text:p>
      <text:p text:style-name="P279"><text:s text:c="8"/>console.log(`Bonjour, je suis ${this.nom} et j'ai ${this.age} ans.`);</text:p>
      <text:p text:style-name="P280"><text:s text:c="4"/>}</text:p>
      <text:p text:style-name="P281">};</text:p>
      <text:p text:style-name="P282">utilisateur.saluer(); // "Bonjour, je suis Alice et j'ai 25 ans."</text:p>
      <text:p text:style-name="Normal"><text:span text:style-name="T283">Object.keys()</text:span><text:span text:style-name="T284"><text:s/>: Retourne un tableau des clés.</text:span></text:p>
      <text:p text:style-name="Normal"><text:span text:style-name="T285">Object.values()</text:span><text:span text:style-name="T286"><text:s/>: Retourne un tableau des valeurs.</text:span></text:p>
      <text:p text:style-name="Normal"><text:span text:style-name="T287">Object.entries()</text:span><text:span text:style-name="T288"><text:s/>: Retourne un tableau de paires [clé, valeur]</text:span></text:p>
      <text:p text:style-name="P289"/>
      <text:p text:style-name="P290">Spread Operator (...)</text:p>
      <text:p text:style-name="Normal"><text:span text:style-name="T291">Le<text:s/></text:span><text:span text:style-name="T292">spread operator (...)</text:span><text:span text:style-name="T293"><text:s/>est une fonctionnalité puissante introduite avec ES6 (ECMAScript 2015).<text:s/></text:span></text:p>
      <text:p text:style-name="P294">Il permet de décomposer des éléments d'un tableau, d'un objet ou d'une structure itérable.</text:p>
      <text:p text:style-name="P295"/>
      <text:p text:style-name="P296">Utilisation avec les tableaux</text:p>
      <text:p text:style-name="P297">a. Copier un tableau</text:p>
      <text:p text:style-name="Normal"><text:span text:style-name="T298">Le spread operator permet de créer une<text:s/></text:span><text:span text:style-name="T299">copie indépendante</text:span><text:span text:style-name="T300"><text:s/>d'un tableau.</text:span></text:p>
      <text:p text:style-name="P301">const fruits = ['pomme', 'banane', 'cerise'];</text:p>
      <text:p text:style-name="P302">const copieFruits = [...fruits];</text:p>
      <text:p text:style-name="P303">console.log(copieFruits); // Résultat : ['pomme', 'banane', 'cerise']</text:p>
      <text:p text:style-name="P304">// Modifications sur la copie n'affectent pas l'original</text:p>
      <text:p text:style-name="P305">copieFruits.push('mangue');</text:p>
      <text:p text:style-name="P306">console.log(copieFruits); // ['pomme', 'banane', 'cerise', 'mangue']</text:p>
      <text:p text:style-name="P307">console.log(fruits); // ['pomme', 'banane', 'cerise']</text:p>
      <text:p text:style-name="P308">b. Fusionner des tableaux</text:p>
      <text:p text:style-name="Normal"><text:span text:style-name="T309">Le spread operator permet de<text:s/></text:span><text:span text:style-name="T310">fusionner</text:span><text:span text:style-name="T311"><text:s/>plusieurs tableaux en un seul.</text:span></text:p>
      <text:p text:style-name="P312">const nombres1 = [1, 2, 3];</text:p>
      <text:p text:style-name="P313">const nombres2 = [4, 5, 6];</text:p>
      <text:p text:style-name="P314">const fusion = [...nombres1, ...nombres2];</text:p>
      <text:p text:style-name="P315">console.log(fusion); // Résultat : [1, 2, 3, 4, 5, 6]</text:p>
      <text:p text:style-name="P316">c. Ajouter ou insérer des éléments</text:p>
      <text:p text:style-name="P317">Le spread operator facilite l'ajout d'éléments au début, au milieu ou à la fin d'un tableau.</text:p>
      <text:p text:style-name="P318">const lettres = ['b', 'c', 'd'];</text:p>
      <text:p text:style-name="P319">const alphabet = ['a', ...lettres, 'e'];</text:p>
      <text:p text:style-name="P320">console.log(alphabet); // Résultat : ['a', 'b', 'c', 'd', 'e']</text:p>
      <text:p text:style-name="P321"/>
      <text:p text:style-name="P322">Utilisation avec les objets</text:p>
      <text:p text:style-name="P323">a. Copier un objet</text:p>
      <text:p text:style-name="P324">Comme pour les tableaux, le spread operator permet de créer une copie superficielle d'un objet.</text:p>
      <text:p text:style-name="P325">const utilisateur = { nom: 'Alice', age: 25 };</text:p>
      <text:p text:style-name="P326">const copieUtilisateur = { ...utilisateur };</text:p>
      <text:p text:style-name="P327">console.log(copieUtilisateur); // Résultat : { nom: 'Alice', age: 25 }</text:p>
      <text:p text:style-name="P328">// Modifications sur la copie n'affectent pas l'original</text:p>
      <text:p text:style-name="P329">copieUtilisateur.age = 30;</text:p>
      <text:p text:style-name="P330">console.log(copieUtilisateur); // { nom: 'Alice', age: 30 }</text:p>
      <text:p text:style-name="P331">console.log(utilisateur); // { nom: 'Alice', age: 25 }</text:p>
      <text:p text:style-name="P332">b. Fusionner des objets</text:p>
      <text:p text:style-name="Normal"><text:span text:style-name="T333">Le spread operator peut être utilisé pour<text:s/></text:span><text:span text:style-name="T334">fusionner</text:span><text:span text:style-name="T335"><text:s/>ou étendre des objets.</text:span></text:p>
      <text:p text:style-name="P336">const infosBase = { nom: 'Alice', age: 25 };</text:p>
      <text:p text:style-name="P337">const infosSupp = { ville: 'Paris', profession: 'Développeuse' };</text:p>
      <text:p text:style-name="P338">const utilisateur = { ...infosBase, ...infosSupp };</text:p>
      <text:p text:style-name="P339">console.log(utilisateur);</text:p>
      <text:p text:style-name="P340">// Résultat : { nom: 'Alice', age: 25, ville: 'Paris', profession: 'Développeuse' }</text:p>
      <text:p text:style-name="Normal"><text:span text:style-name="T341">⚠️</text:span><text:span text:style-name="T342"><text:s/></text:span><text:span text:style-name="T343">Attention</text:span><text:span text:style-name="T344"><text:s/>: Si deux objets ont des clés identiques, la dernière écrase la précédente.</text:span></text:p>
      <text:p text:style-name="P345">const objet1 = { nom: 'Alice', age: 25 };</text:p>
      <text:p text:style-name="P346">const objet2 = { age: 30, ville: 'Paris' };</text:p>
      <text:p text:style-name="P347">const fusion = { ...objet1, ...objet2 };</text:p>
      <text:p text:style-name="P348">console.log(fusion); // Résultat : { nom: 'Alice', age: 30, ville: 'Paris' }</text:p>
      <text:p text:style-name="P349"/>
      <text:p text:style-name="P350">Le BOM</text:p>
      <text:p text:style-name="Normal">Le<text:s/><text:span text:style-name="T351">BOM</text:span><text:s/>(Browser Object Model) est un ensemble d'objets fournis par le navigateur pour interagir avec l'environnement dans lequel une page web est exécutée.<text:s/></text:p>
      <text:p text:style-name="Normal">Il permet de manipuler tout ce qui concerne le navigateur, en dehors du contenu spécifique de la page (DOM).</text:p>
      <text:p text:style-name="P352">Structure du BOM</text:p>
      <text:p text:style-name="Normal">Le BOM est représenté par l'objet global<text:s/><text:span text:style-name="T353">window</text:span>, qui contient :</text:p>
      <text:list text:style-name="LFO17" text:continue-numbering="true">
        <text:list-item>
          <text:p text:style-name="P354">Des propriétés et méthodes pour interagir avec le navigateur.</text:p>
        </text:list-item>
        <text:list-item>
          <text:p text:style-name="P355">D'autres objets utiles pour gérer les éléments externes à la page (comme l'URL, les cookies, ou la taille de la fenêtre).</text:p>
        </text:list-item>
      </text:list>
      <text:p text:style-name="Normal"/>
      <text:p text:style-name="P356">Schéma simplifié du BOM</text:p>
      <text:p text:style-name="Normal">window</text:p>
      <text:p text:style-name="Normal"><text:span text:style-name="T357">├</text:span><text:span text:style-name="T358">──</text:span><text:s/>document (DOM)</text:p>
      <text:p text:style-name="Normal"><text:span text:style-name="T359">├</text:span><text:span text:style-name="T360">──</text:span><text:s/>location</text:p>
      <text:p text:style-name="Normal"><text:span text:style-name="T361">├</text:span><text:span text:style-name="T362">──</text:span><text:s/>navigator</text:p>
      <text:p text:style-name="Normal"><text:span text:style-name="T363">├</text:span><text:span text:style-name="T364">──</text:span><text:s/>screen</text:p>
      <text:p text:style-name="Normal"><text:span text:style-name="T365">├</text:span><text:span text:style-name="T366">──</text:span><text:s/>history</text:p>
      <text:p text:style-name="Normal"><text:span text:style-name="T367">├</text:span><text:span text:style-name="T368">──</text:span><text:s/>alert, confirm, prompt (m<text:span text:style-name="T369">é</text:span>thodes)</text:p>
      <text:p text:style-name="Normal"><text:span text:style-name="T370">├</text:span><text:span text:style-name="T371">──</text:span><text:s/>setTimeout, setInterval (m<text:span text:style-name="T372">é</text:span>thodes)</text:p>
      <text:p text:style-name="P373">2. Les principaux objets du BOM</text:p>
      <text:p text:style-name="P374">a. window</text:p>
      <text:p text:style-name="Normal">L'objet<text:s/><text:span text:style-name="T375">window</text:span><text:s/>est l'objet global.<text:s/></text:p>
      <text:p text:style-name="Normal">Toutes les fonctions ou propriétés du<text:s/><text:span text:style-name="T376">BOM</text:span><text:s/>font partie de<text:s/><text:span text:style-name="T377">window</text:span>.<text:s/></text:p>
      <text:p text:style-name="Normal">Vous pouvez l'utiliser directement ou omettre window</text:p>
      <text:p text:style-name="Normal">// Accès à une propriété directement via window</text:p>
      <text:p text:style-name="Normal">console.log(window.innerWidth); // Largeur de la fenêtre</text:p>
      <text:p text:style-name="Normal">// Sans préciser window (équivalent)</text:p>
      <text:p text:style-name="Normal">console.log(innerWidth);</text:p>
      <text:p text:style-name="P378">b. location</text:p>
      <text:p text:style-name="Normal">L'objet location contient des informations sur l’URL de la page courante. Il permet également de rediriger l'utilisateur</text:p>
      <text:p text:style-name="Normal">console.log(location.href); // URL complète</text:p>
      <text:p text:style-name="Normal">console.log(location.hostname); // Nom de domaine</text:p>
      <text:p text:style-name="Normal">console.log(location.pathname); // Chemin de la page</text:p>
      <text:p text:style-name="Normal">// Rediriger l'utilisateur</text:p>
      <text:p text:style-name="P379">location.href = 'https://www.example.com';</text:p>
      <text:p text:style-name="P380">c. navigator</text:p>
      <text:p text:style-name="Normal">L'objet navigator fournit des informations sur le navigateur de l'utilisateur (type, version, système d'exploitation, etc.).</text:p>
      <text:p text:style-name="Normal">console.log(navigator.userAgent); // Chaîne descriptive du navigateur</text:p>
      <text:p text:style-name="Normal">console.log(navigator.language); // Langue préférée</text:p>
      <text:p text:style-name="Normal">console.log(navigator.onLine); // Indique si l'utilisateur est en ligne (true/false)</text:p>
      <text:p text:style-name="P381">d. screen</text:p>
      <text:p text:style-name="Normal">L'objet screen donne des informations sur l'écran de l'utilisateur.</text:p>
      <text:p text:style-name="Normal">console.log(screen.width); // Largeur de l'écran en pixels</text:p>
      <text:p text:style-name="Normal">console.log(screen.height); // Hauteur de l'écran en pixels</text:p>
      <text:p text:style-name="Normal">console.log(screen.availWidth); // Largeur disponible (sans la barre des tâches)</text:p>
      <text:p text:style-name="P382">e. history</text:p>
      <text:p text:style-name="Normal">L'objet history permet de naviguer dans l'historique du navigateur.</text:p>
      <text:p text:style-name="Normal">history.back(); // Retour à la page précédente</text:p>
      <text:p text:style-name="Normal">history.forward(); // Aller à la page suivante</text:p>
      <text:p text:style-name="Normal">console.log(history.length); // Nombre de pages dans l'historique</text:p>
      <text:p text:style-name="P383">3. Méthodes utiles du BOM</text:p>
      <text:p text:style-name="Normal"><text:span text:style-name="T384">a.<text:s/></text:span>alert, confirm, prompt, setTimeout et setInterval,<text:s/></text:p>
      <text:p text:style-name="P385">4. Différence entre BOM et DOM</text:p>
      <table:table table:style-name="Table386">
        <table:table-columns>
          <table:table-column table:style-name="TableColumn387"/>
          <table:table-column table:style-name="TableColumn388"/>
          <table:table-column table:style-name="TableColumn389"/>
        </table:table-columns>
        <table:table-header-rows>
          <table:table-row table:style-name="TableRow390">
            <table:table-cell table:style-name="TableCell391">
              <text:p text:style-name="P392">Caractéristique</text:p>
            </table:table-cell>
            <table:table-cell table:style-name="TableCell393">
              <text:p text:style-name="P394">BOM</text:p>
            </table:table-cell>
            <table:table-cell table:style-name="TableCell395">
              <text:p text:style-name="P396">DOM</text:p>
            </table:table-cell>
          </table:table-row>
        </table:table-header-rows>
        <table:table-row table:style-name="TableRow397">
          <table:table-cell table:style-name="TableCell398">
            <text:p text:style-name="P399">Définition</text:p>
          </table:table-cell>
          <table:table-cell table:style-name="TableCell400">
            <text:p text:style-name="Normal">Interface pour interagir avec le navigateur.</text:p>
          </table:table-cell>
          <table:table-cell table:style-name="TableCell401">
            <text:p text:style-name="Normal">Interface pour manipuler le contenu HTML.</text:p>
          </table:table-cell>
        </table:table-row>
        <table:table-row table:style-name="TableRow402">
          <table:table-cell table:style-name="TableCell403">
            <text:p text:style-name="P404">Objet principal</text:p>
          </table:table-cell>
          <table:table-cell table:style-name="TableCell405">
            <text:p text:style-name="Normal">window</text:p>
          </table:table-cell>
          <table:table-cell table:style-name="TableCell406">
            <text:p text:style-name="Normal">document</text:p>
          </table:table-cell>
        </table:table-row>
        <table:table-row table:style-name="TableRow407">
          <table:table-cell table:style-name="TableCell408">
            <text:p text:style-name="P409">Exemples</text:p>
          </table:table-cell>
          <table:table-cell table:style-name="TableCell410">
            <text:p text:style-name="Normal">location, navigator, screen, history.</text:p>
          </table:table-cell>
          <table:table-cell table:style-name="TableCell411">
            <text:p text:style-name="Normal">Sélection de nœuds HTML (getElementById).</text:p>
          </table:table-cell>
        </table:table-row>
      </table:table>
      <text:p text:style-name="P412"/>
      <text:p text:style-name="P413">Résumé :</text:p>
      <text:p text:style-name="Normal"><text:span text:style-name="T414">Le BOM<text:s/></text:span>fournit des outils pour interagir avec l'environnement du navigateur, comme l'URL (location), l'historique (history), les informations du navigateur (navigator), et les dimensions de l'écran (screen).<text:s/></text:p>
      <text:p text:style-name="Normal">Il est essentiel pour rendre les pages web interactives et réactives à l’environnement utilisateur.</text:p>
      <text:p text:style-name="Normal"/>
      <text:p text:style-name="P415">le DOM (Document Object Model)</text:p>
      <text:p text:style-name="Normal">Le<text:s/><text:span text:style-name="T416">Document Object Model (DOM)</text:span><text:s/>est une interface de programmation qui permet aux développeurs de manipuler les documents HTML comme des objets. Grâce au DOM, vous pouvez modifier dynamiquement le contenu, la structure, et le style d’une page web.</text:p>
      <text:p text:style-name="P417">Définition</text:p>
      <text:p text:style-name="Normal">Le DOM est une représentation en arbre des documents HTML (ou XML).<text:s/></text:p>
      <text:p text:style-name="Normal">Chaque élément HTML est un<text:s/><text:span text:style-name="T418">nœud</text:span><text:s/>dans cet arbre.<text:s/></text:p>
      <text:p text:style-name="Normal">Le DOM fournit des méthodes et propriétés pour interagir avec ces nœuds.</text:p>
      <text:p text:style-name="P419">Exemple : HTML et DOM</text:p>
      <text:p text:style-name="Normal">&lt;!DOCTYPE html&gt;</text:p>
      <text:p text:style-name="Normal">&lt;html&gt;</text:p>
      <text:p text:style-name="Normal">&lt;head&gt;</text:p>
      <text:p text:style-name="Normal"><text:s text:c="4"/>&lt;title&gt;Exemple&lt;/title&gt;</text:p>
      <text:p text:style-name="Normal">&lt;/head&gt;</text:p>
      <text:p text:style-name="Normal">&lt;body&gt;</text:p>
      <text:p text:style-name="Normal"><text:s text:c="4"/>&lt;h1&gt;Bonjour, monde !&lt;/h1&gt;</text:p>
      <text:p text:style-name="Normal"><text:s text:c="4"/>&lt;p&gt;Paragraphe.&lt;/p&gt;</text:p>
      <text:p text:style-name="Normal">&lt;/body&gt;</text:p>
      <text:p text:style-name="Normal">&lt;/html&gt;</text:p>
      <text:p text:style-name="P420">DOM (représentation en arbre) :</text:p>
      <text:p text:style-name="Normal">html</text:p>
      <text:p text:style-name="Normal"><text:span text:style-name="T421">├</text:span><text:span text:style-name="T422">──</text:span><text:s/>head</text:p>
      <text:p text:style-name="Normal">│ <text:s text:c="2"/><text:span text:style-name="T423">├</text:span><text:span text:style-name="T424">──</text:span><text:s/>title</text:p>
      <text:p text:style-name="Normal">│ <text:s text:c="6"/>└── "Exemple"</text:p>
      <text:p text:style-name="Normal"><text:span text:style-name="T425">├</text:span><text:span text:style-name="T426">──</text:span><text:s/>body</text:p>
      <text:p text:style-name="Normal"><text:s text:c="4"/><text:span text:style-name="T427">├</text:span><text:span text:style-name="T428">──</text:span><text:s/>h1</text:p>
      <text:p text:style-name="Normal"><text:s text:c="4"/>│ <text:s text:c="2"/>└── "Bonjour, monde !"</text:p>
      <text:p text:style-name="Normal"><text:s text:c="4"/>└── p</text:p>
      <text:p text:style-name="Normal"><text:s text:c="8"/>└── "Paragraphe."</text:p>
      <text:p text:style-name="P429">Accéder aux éléments du DOM</text:p>
      <text:p text:style-name="P430">a. Par id</text:p>
      <text:p text:style-name="Normal">La méthode getElementById permet de sélectionner un élément par son identifiant.</text:p>
      <text:p text:style-name="Normal"><text:span text:style-name="T431">HTML :</text:span></text:p>
      <text:p text:style-name="P432">&lt;p id="monParagraphe"&gt;Ceci est un paragraphe.&lt;/p&gt;</text:p>
      <text:p text:style-name="P433">JavaScript :<text:tab/></text:p>
      <text:p text:style-name="P434">const paragraphe = document.getElementById('monParagraphe');</text:p>
      <text:p text:style-name="P435">console.log(paragraphe.textContent); // Résultat : "Ceci est un paragraphe."</text:p>
      <text:p text:style-name="P436">b. Par balise (tag)</text:p>
      <text:p text:style-name="Normal">La méthode getElementsByTagName sélectionne tous les éléments d'une certaine balise.</text:p>
      <text:p text:style-name="Normal"><text:span text:style-name="T437">HTML :</text:span></text:p>
      <text:p text:style-name="P438">&lt;h1&gt;Titre 1&lt;/h1&gt;</text:p>
      <text:p text:style-name="P439">&lt;h1&gt;Titre 2&lt;/h1&gt;</text:p>
      <text:p text:style-name="P440">JavaScript :<text:tab/></text:p>
      <text:p text:style-name="P441">const titres = document.getElementsByTagName('h1');</text:p>
      <text:p text:style-name="P442">console.log(titres[0].textContent); // Résultat : "Titre 1"</text:p>
      <text:p text:style-name="P443">console.log(titres[1].textContent); // Résultat : "Titre 2"</text:p>
      <text:p text:style-name="P444">c. Par classe</text:p>
      <text:p text:style-name="Normal">La méthode getElementsByClassName permet de sélectionner des éléments par leur classe.</text:p>
      <text:p text:style-name="Normal"><text:span text:style-name="T445">HTML :</text:span></text:p>
      <text:p text:style-name="P446">&lt;p class="texte"&gt;Paragraphe 1&lt;/p&gt;</text:p>
      <text:p text:style-name="P447">&lt;p class="texte"&gt;Paragraphe 2&lt;/p&gt;</text:p>
      <text:p text:style-name="P448">JavaScript :<text:tab/></text:p>
      <text:p text:style-name="Normal"/>
      <text:p text:style-name="P449">const paragraphes = document.getElementsByClassName('texte');</text:p>
      <text:p text:style-name="P450">console.log(paragraphes[0].textContent); // Résultat : "Paragraphe 1"</text:p>
      <text:p text:style-name="P451">d. Par sélecteur CSS</text:p>
      <text:p text:style-name="Normal">La méthode querySelector (ou querySelectorAll) utilise des sélecteurs CSS pour sélectionner un ou plusieurs éléments.</text:p>
      <text:p text:style-name="Normal"><text:span text:style-name="T452">HTML :</text:span></text:p>
      <text:p text:style-name="P453">&lt;div class="conteneur"&gt;</text:p>
      <text:p text:style-name="P454"><text:s text:c="4"/>&lt;p id="texte"&gt;Paragraphe 1&lt;/p&gt;</text:p>
      <text:p text:style-name="P455">&lt;/div&gt;</text:p>
      <text:p text:style-name="P456">JavaScript :<text:tab/></text:p>
      <text:p text:style-name="P457">const paragraphe = document.querySelector('.conteneur #texte');</text:p>
      <text:p text:style-name="P458">console.log(paragraphe.textContent); // Résultat : "Paragraphe 1"</text:p>
      <text:p text:style-name="P459"/>
      <text:p text:style-name="P460">3. Modifier le DOM</text:p>
      <text:p text:style-name="P461">a. Modifier le texte</text:p>
      <text:p text:style-name="Normal">Vous pouvez modifier le contenu d'un élément avec textContent ou innerHTML.</text:p>
      <text:p text:style-name="Normal"><text:span text:style-name="T462">HTML :</text:span></text:p>
      <text:p text:style-name="P463">&lt;p id="monParagraphe"&gt;Ceci est un paragraphe.&lt;/p&gt;</text:p>
      <text:p text:style-name="P464">JavaScript :<text:tab/></text:p>
      <text:p text:style-name="Normal"><text:span text:style-name="T465"><text:tab/></text:span>const paragraphe = document.getElementById('monParagraphe');</text:p>
      <text:p text:style-name="P466">paragraphe.textContent = "Texte modifié."; // Change le texte</text:p>
      <text:p text:style-name="P467">b. Modifier les styles</text:p>
      <text:p text:style-name="Normal">Chaque élément HTML possède une propriété style qui permet de définir ses styles<text:s/></text:p>
      <text:p text:style-name="Normal">element.style.<text:span text:style-name="T468">propriétéCSS</text:span><text:s/>=<text:s/><text:span text:style-name="T469">valeur</text:span>;</text:p>
      <text:list text:style-name="LFO18" text:continue-numbering="true">
        <text:list-item>
          <text:p text:style-name="P470"><text:span text:style-name="T471">propriétéCSS</text:span><text:s/>: La propriété CSS que vous souhaitez modifier (écrite en camelCase).</text:p>
          <text:list text:continue-numbering="true">
            <text:list-item>
              <text:p text:style-name="P472">Exemple : background-color devient backgroundColor.</text:p>
            </text:list-item>
          </text:list>
        </text:list-item>
        <text:list-item>
          <text:p text:style-name="P473"><text:span text:style-name="T474">valeur</text:span><text:s/>: La valeur que vous attribuez à la propriété CSS.</text:p>
        </text:list-item>
      </text:list>
      <text:p text:style-name="P475"/>
      <text:p text:style-name="P476">Exemple :</text:p>
      <text:p text:style-name="P477"><text:span text:style-name="T478">HTML :</text:span></text:p>
      <text:p text:style-name="P479">&lt;p id="monParagraphe"&gt;Ceci est un paragraphe.&lt;/p&gt;</text:p>
      <text:p text:style-name="P480">JavaScript :</text:p>
      <text:p text:style-name="P481">const paragraphe = document.getElementById('monParagraphe');</text:p>
      <text:p text:style-name="P482">paragraphe.style.color = 'red'; // Change la couleur du texte</text:p>
      <text:p text:style-name="P483">paragraphe.style.fontSize = '20px'; // Change la taille du texte</text:p>
      <text:p text:style-name="Normal">La modification directe des styles via style peut vite devenir complexe.<text:s/></text:p>
      <text:p text:style-name="Normal">Une meilleure pratique consiste à utiliser des<text:s/><text:span text:style-name="T484">classes CSS</text:span>, puis à les ajouter ou les retirer en JavaScript.</text:p>
      <text:p text:style-name="P485">Ajouter ou retirer une classe :</text:p>
      <text:list text:style-name="LFO19" text:continue-numbering="true">
        <text:list-item>
          <text:p text:style-name="P486"><text:span text:style-name="T487">classList.add()</text:span><text:s/>: Ajoute une classe.</text:p>
        </text:list-item>
        <text:list-item>
          <text:p text:style-name="P488"><text:span text:style-name="T489">classList.remove()</text:span><text:s/>: Retire une classe.</text:p>
        </text:list-item>
        <text:list-item>
          <text:p text:style-name="P490"><text:span text:style-name="T491">classList.toggle()</text:span><text:s/>: Ajoute la classe si elle n'existe pas, la retire sinon.</text:p>
        </text:list-item>
      </text:list>
      <text:h text:style-name="Titre4" text:outline-level="4"><text:span text:style-name="T492">Exemple</text:span><text:span text:style-name="T493"><text:s/></text:span><text:span text:style-name="T494">:</text:span></text:h>
      <text:p text:style-name="Normal"><text:span text:style-name="T495">HTML :</text:span></text:p>
      <text:p text:style-name="Normal">&lt;p id="texte" class="paragraphe"&gt;Paragraphe stylisé.&lt;/p&gt;</text:p>
      <text:p text:style-name="Normal">&lt;button id="bouton"&gt;Changer le style&lt;/button&gt;</text:p>
      <text:p text:style-name="P496">CSS :</text:p>
      <text:p text:style-name="Normal">.paragraphe {</text:p>
      <text:p text:style-name="Normal"><text:s text:c="4"/>color: green;</text:p>
      <text:p text:style-name="Normal"><text:s text:c="4"/>font-weight: bold;</text:p>
      <text:p text:style-name="Normal">}</text:p>
      <text:p text:style-name="Normal">.nouveau-style {</text:p>
      <text:p text:style-name="Normal"><text:s text:c="4"/>background-color: yellow;</text:p>
      <text:p text:style-name="Normal"><text:s text:c="4"/>font-size: 25px;</text:p>
      <text:p text:style-name="Normal">}</text:p>
      <text:p text:style-name="Normal"><text:span text:style-name="T497">JavaScript</text:span><text:s/>:</text:p>
      <text:p text:style-name="Normal">const paragraphe = document.getElementById('texte');</text:p>
      <text:p text:style-name="Normal">const bouton = document.getElementById('bouton');</text:p>
      <text:p text:style-name="Normal">bouton.addEventListener('click', () =&gt; {</text:p>
      <text:p text:style-name="Normal"><text:s text:c="4"/>paragraphe.classList.toggle('nouveau-style');</text:p>
      <text:p text:style-name="Normal">});</text:p>
      <text:p text:style-name="Normal"/>
      <text:p text:style-name="P498">c. Ajouter ou supprimer des éléments</text:p>
      <text:p text:style-name="P499">Ajouter un élément :</text:p>
      <text:p text:style-name="Normal">La méthode<text:s/><text:span text:style-name="T500">document.createElement()</text:span><text:s/>permet de créer un nouvel élément HTML.</text:p>
      <text:p text:style-name="P501">Étapes pour ajouter un élément :</text:p>
      <text:list text:style-name="LFO24" text:continue-numbering="true">
        <text:list-item>
          <text:p text:style-name="P502"><text:span text:style-name="T503">Créer l'élément</text:span><text:s/>avec createElement.</text:p>
        </text:list-item>
        <text:list-item>
          <text:p text:style-name="P504"><text:span text:style-name="T505">Définir son contenu</text:span><text:s/>ou ses attributs.</text:p>
        </text:list-item>
        <text:list-item>
          <text:p text:style-name="P506"><text:span text:style-name="T507">L'ajouter au DOM</text:span><text:s/>avec une méthode comme append</text:p>
        </text:list-item>
      </text:list>
      <text:p text:style-name="P508">Exemple :</text:p>
      <text:p text:style-name="P509">const liste = document.createElement('ul'); // crée dynamiquement un élément HTML &lt;ul&gt;</text:p>
      <text:p text:style-name="P510">const item = document.createElement('li');// crée dynamiquement un élément HTML &lt;li&gt;</text:p>
      <text:p text:style-name="P511">item.textContent = "Nouvel élément"; // définit le contenu textuel de l'élément &lt;li&gt;</text:p>
      <text:p text:style-name="P512">liste.append (item); // insère l’élément &lt;li&gt; (enfant) dans l’élément &lt;ul&gt; (parent).</text:p>
      <text:p text:style-name="P513">document.body.append (liste);// insère la liste &lt;ul&gt; (avec son &lt;li&gt; enfant) comme dernier élément de &lt;body&gt;</text:p>
      <text:p text:style-name="P514"/>
      <text:p text:style-name="P515">Supprimer un élément :<text:s/></text:p>
      <text:p text:style-name="Normal">La méthode<text:s/><text:span text:style-name="T516">remove</text:span>() permet de supprimer directement un élément.</text:p>
      <text:p text:style-name="Normal"><text:tab/>const item = document.querySelector('li');</text:p>
      <text:p text:style-name="P517">item.remove(); // Supprime l'élément, Si plusieurs &lt;li&gt; existent, seul le premier sera ciblé.<text:s/></text:p>
      <text:p text:style-name="Normal"/>
      <text:list text:style-name="LFO20" text:continue-numbering="true">
        <text:list-item>
          <text:p text:style-name="P518">5. Méthodes importantes du<text:s/>DOM :</text:p>
        </text:list-item>
      </text:list>
      <text:h text:style-name="P519" text:outline-level="4"><text:span text:style-name="T520">Accéder aux éléments</text:span></text:h>
      <text:list text:style-name="LFO20" text:continue-numbering="true">
        <text:list-item>
          <text:p text:style-name="P521"><text:span text:style-name="T522">getElementsByTagName() -<text:s/></text:span><text:span text:style-name="T523">Sélectionne tous les éléments avec la balise entre parenthèses</text:span></text:p>
        </text:list-item>
        <text:list-item>
          <text:p text:style-name="P524"><text:span text:style-name="T525">getElementById() </text:span><text:span text:style-name="T526">- Sélectionne un seul élément : le premier ayant l'ID entre parenthèses</text:span></text:p>
        </text:list-item>
        <text:list-item>
          <text:p text:style-name="P527"><text:span text:style-name="T528">getElementsByClassName() -<text:s/></text:span><text:span text:style-name="T529">Sélectionne tous les éléments avec la classe entre parenthèses</text:span></text:p>
        </text:list-item>
        <text:list-item>
          <text:p text:style-name="P530"><text:span text:style-name="T531">querySelector() -<text:s/></text:span><text:span text:style-name="T532">Sélectionne un seul élément : celui avec le sélecteur entre parenthèses</text:span></text:p>
        </text:list-item>
        <text:list-item>
          <text:p text:style-name="P533"><text:span text:style-name="T534">querySelectorAll() </text:span><text:span text:style-name="T535">- Sélectionne tous les éléments avec le sélecteur entre parenthèses</text:span></text:p>
        </text:list-item>
      </text:list>
      <text:p text:style-name="P536"/>
      <text:p text:style-name="P537">Modifier les éléments</text:p>
      <text:list text:style-name="LFO21" text:continue-numbering="true">
        <text:list-item>
          <text:p text:style-name="P538"><text:span text:style-name="T539">textContent -<text:s/></text:span><text:span text:style-name="T540">Modifie le texte d'un élément</text:span></text:p>
        </text:list-item>
        <text:list-item>
          <text:p text:style-name="P541"><text:span text:style-name="T542">innerHTML -<text:s/></text:span><text:span text:style-name="T543">Modifie l'HTML d'un élément</text:span></text:p>
        </text:list-item>
      </text:list>
      <text:p text:style-name="P544"/>
      <text:p text:style-name="P545">Ajouter et supprimer des éléments</text:p>
      <text:list text:style-name="LFO22" text:continue-numbering="true">
        <text:list-item>
          <text:p text:style-name="P546"><text:span text:style-name="T547">createElement() -<text:s/></text:span><text:span text:style-name="T548">Crée un élément</text:span></text:p>
        </text:list-item>
        <text:list-item>
          <text:p text:style-name="P549"><text:span text:style-name="T550">prepend() -<text:s/></text:span><text:span text:style-name="T551">Ajoute l'élément entre parenthèses devant l'élément cible</text:span></text:p>
        </text:list-item>
        <text:list-item>
          <text:p text:style-name="P552"><text:span text:style-name="T553">append() -<text:s/></text:span><text:span text:style-name="T554">Ajouter l'élément entre parenthèses derrière l'élément cible (peut contenir du texte)</text:span></text:p>
        </text:list-item>
        <text:list-item>
          <text:p text:style-name="P555"><text:span text:style-name="T556">appendChild() -<text:s/></text:span><text:span text:style-name="T557">Ajouter l'élément entre parenthèses derrière l'élément cible (ne peut pas contenir du texte)</text:span></text:p>
        </text:list-item>
        <text:list-item>
          <text:p text:style-name="P558"><text:span text:style-name="T559">insertBefore() -<text:s/></text:span><text:span text:style-name="T560">Insère un élément avant l'élément cible</text:span></text:p>
        </text:list-item>
        <text:list-item>
          <text:p text:style-name="P561"/>
        </text:list-item>
      </text:list>
      <text:p text:style-name="P562">Modifier le style d'un élément</text:p>
      <text:list text:style-name="LFO23" text:continue-numbering="true">
        <text:list-item>
          <text:p text:style-name="P563"><text:span text:style-name="T564">style.propriété -<text:s/></text:span><text:span text:style-name="T565">Modifie la propriété CSS spécifiée, par exemple : style.color = "orange"</text:span></text:p>
        </text:list-item>
        <text:list-item>
          <text:p text:style-name="P566"><text:span text:style-name="T567">className </text:span><text:span text:style-name="T568">- Modifie les classes d'un élément</text:span></text:p>
        </text:list-item>
      </text:list>
      <text:p text:style-name="P569"/>
      <text:p text:style-name="P570">les événements</text:p>
      <text:p text:style-name="Normal"><text:span text:style-name="T571">Les<text:s/></text:span><text:span text:style-name="T572">événements</text:span><text:span text:style-name="T573"><text:s/>en JavaScript permettent de réagir aux interactions des utilisateurs ou aux changements qui se produisent dans la page.<text:s/></text:span></text:p>
      <text:p text:style-name="P574">Ces interactions incluent des clics, des saisies, des mouvements de la souris, ou des actions comme le chargement de la page.</text:p>
      <text:p text:style-name="P575">Qu'est-ce qu'un événement ?</text:p>
      <text:p text:style-name="Normal"><text:span text:style-name="T576">Un événement est une<text:s/></text:span><text:span text:style-name="T577">action ou un déclencheur</text:span><text:span text:style-name="T578"><text:s/>qui se produit dans le navigateur, comme :</text:span></text:p>
      <text:list text:style-name="LFO25" text:continue-numbering="true">
        <text:list-item>
          <text:p text:style-name="P579">L'utilisateur clique sur un bouton.</text:p>
        </text:list-item>
        <text:list-item>
          <text:p text:style-name="P580">Une touche est enfoncée.</text:p>
        </text:list-item>
        <text:list-item>
          <text:p text:style-name="P581">La souris passe sur un élément.</text:p>
        </text:list-item>
        <text:list-item>
          <text:p text:style-name="P582">Une image est chargée.</text:p>
        </text:list-item>
      </text:list>
      <text:h text:style-name="Titre3" text:outline-level="3"><text:span text:style-name="T583">Ajouter un gestionnaire d'événement</text:span></text:h>
      <text:p text:style-name="NormalWeb">Un<text:s/><text:span text:style-name="Élevé">gestionnaire d'événement</text:span><text:s/>(ou event handler) est une fonction qui s'exécute lorsqu'un événement est déclenché.</text:p>
      <text:p text:style-name="P584"/>
      <text:p text:style-name="P585">Méthode 1 : Utiliser addEventListener</text:p>
      <text:p text:style-name="P586">La méthode addEventListener est la manière recommandée pour gérer les événements.</text:p>
      <text:p text:style-name="P587"><text:span text:style-name="T588">Syntaxe</text:span><text:s/>:<text:s/>element.addEventListener('event', function);</text:p>
      <text:p text:style-name="P589"><text:span text:style-name="T590">Exemple</text:span><text:s/>:</text:p>
      <text:p text:style-name="P591"><text:tab/>const bouton = document.getElementById('monBouton');</text:p>
      <text:p text:style-name="P592">bouton.addEventListener('click', () =&gt; {</text:p>
      <text:p text:style-name="P593"><text:s text:c="4"/><text:tab/>console.log('Bouton cliqué !');</text:p>
      <text:p text:style-name="P594">});<text:span text:style-name="T595"><text:s/></text:span></text:p>
      <text:p text:style-name="P596">Méthode 2 : Attribuer directement une fonction</text:p>
      <text:p text:style-name="NormalWeb">Vous pouvez également définir un gestionnaire directement sur une propriété comme onclick.</text:p>
      <text:p text:style-name="P597"><text:span text:style-name="T598">Exemple :</text:span></text:p>
      <text:p text:style-name="P599">const bouton = document.getElementById('monBouton');</text:p>
      <text:p text:style-name="P600">bouton.onclick = function () {</text:p>
      <text:p text:style-name="P601"><text:s text:c="4"/>console.log('Bouton cliqué !');</text:p>
      <text:p text:style-name="P602">};<text:span text:style-name="T603"><text:s/></text:span></text:p>
      <text:p text:style-name="P604">Types d'événements courants</text:p>
      <text:p text:style-name="P605">Voici quelques événements fréquents et leurs usages :</text:p>
      <table:table table:style-name="Table606">
        <table:table-columns>
          <table:table-column table:style-name="TableColumn607"/>
          <table:table-column table:style-name="TableColumn608"/>
          <table:table-column table:style-name="TableColumn609"/>
        </table:table-columns>
        <table:table-header-rows>
          <table:table-row table:style-name="TableRow610">
            <table:table-cell table:style-name="TableCell611">
              <text:p text:style-name="P612">Événement</text:p>
            </table:table-cell>
            <table:table-cell table:style-name="TableCell613">
              <text:p text:style-name="P614">Description</text:p>
            </table:table-cell>
            <table:table-cell table:style-name="TableCell615">
              <text:p text:style-name="P616">Exemple</text:p>
            </table:table-cell>
          </table:table-row>
        </table:table-header-rows>
        <table:table-row table:style-name="TableRow617">
          <table:table-cell table:style-name="TableCell618">
            <text:p text:style-name="P619">click</text:p>
          </table:table-cell>
          <table:table-cell table:style-name="TableCell620">
            <text:p text:style-name="NormalWeb">Se produit lors d'un clic sur un élément.</text:p>
          </table:table-cell>
          <table:table-cell table:style-name="TableCell621">
            <text:p text:style-name="NormalWeb">Bouton cliqué.</text:p>
          </table:table-cell>
        </table:table-row>
        <table:table-row table:style-name="TableRow622">
          <table:table-cell table:style-name="TableCell623">
            <text:p text:style-name="P624">mouseover</text:p>
          </table:table-cell>
          <table:table-cell table:style-name="TableCell625">
            <text:p text:style-name="NormalWeb">La souris passe au-dessus d'un élément.</text:p>
          </table:table-cell>
          <table:table-cell table:style-name="TableCell626">
            <text:p text:style-name="NormalWeb">Changer une couleur au survol.</text:p>
          </table:table-cell>
        </table:table-row>
        <table:table-row table:style-name="TableRow627">
          <table:table-cell table:style-name="TableCell628">
            <text:p text:style-name="P629">keydown / keyup</text:p>
          </table:table-cell>
          <table:table-cell table:style-name="TableCell630">
            <text:p text:style-name="NormalWeb">Une touche est enfoncée / relâchée.</text:p>
          </table:table-cell>
          <table:table-cell table:style-name="TableCell631">
            <text:p text:style-name="NormalWeb">Détecter une saisie clavier.</text:p>
          </table:table-cell>
        </table:table-row>
        <table:table-row table:style-name="TableRow632">
          <table:table-cell table:style-name="TableCell633">
            <text:p text:style-name="P634">submit</text:p>
          </table:table-cell>
          <table:table-cell table:style-name="TableCell635">
            <text:p text:style-name="NormalWeb">Un formulaire est soumis.</text:p>
          </table:table-cell>
          <table:table-cell table:style-name="TableCell636">
            <text:p text:style-name="NormalWeb">Vérifier les données avant l'envoi.</text:p>
          </table:table-cell>
        </table:table-row>
        <table:table-row table:style-name="TableRow637">
          <table:table-cell table:style-name="TableCell638">
            <text:p text:style-name="P639">load</text:p>
          </table:table-cell>
          <table:table-cell table:style-name="TableCell640">
            <text:p text:style-name="NormalWeb">La page ou un élément est complètement chargé.</text:p>
          </table:table-cell>
          <table:table-cell table:style-name="TableCell641">
            <text:p text:style-name="NormalWeb">Exécuter du code après chargement.</text:p>
          </table:table-cell>
        </table:table-row>
      </table:table>
      <text:p text:style-name="P642"/>
      <text:p text:style-name="P643">5. L'objet event</text:p>
      <text:p text:style-name="NormalWeb">Lorsque vous gérez un événement, un objet event est automatiquement passé à votre fonction.</text:p>
      <text:p text:style-name="NormalWeb"><text:s/>Cet objet contient des informations utiles sur l'événement, comme :</text:p>
      <text:list text:style-name="LFO26" text:continue-numbering="true">
        <text:list-item>
          <text:p text:style-name="P644">La cible (élément déclencheur) : event.target.</text:p>
        </text:list-item>
        <text:list-item>
          <text:p text:style-name="P645">La position de la souris : event.clientX, event.clientY.</text:p>
        </text:list-item>
        <text:list-item>
          <text:p text:style-name="P646">La touche appuyée : event.key.</text:p>
        </text:list-item>
      </text:list>
      <text:p text:style-name="P647">Exemple :</text:p>
      <text:p text:style-name="P648">document.addEventListener('click', (event) =&gt; {</text:p>
      <text:p text:style-name="P649"><text:s text:c="4"/>console.log('Clic à la position :', event.clientX, event.clientY);</text:p>
      <text:p text:style-name="P650">});</text:p>
      <text:p text:style-name="P651">Empêcher le comportement par défaut d’un événement</text:p>
      <text:p text:style-name="NormalWeb">La méthode<text:s/><text:span text:style-name="T652">preventDefault</text:span><text:s/>en JavaScript est utilisée pour empêcher le comportement par défaut associé à un événement. Cela peut être utile dans de nombreuses situations, comme lorsqu'on souhaite éviter le rechargement de la page lors de la soumission d'un formulaire, ou empêcher un lien de rediriger vers une autre page.</text:p>
      <text:p text:style-name="NormalWeb">Syntaxe :<text:s/><text:span text:style-name="T653">event.preventDefault();</text:span></text:p>
      <text:p text:style-name="NormalWeb"><text:tab/><text:tab/><text:span text:style-name="T654">event</text:span><text:s/>: L'objet événement passé automatiquement à la fonction gestionnaire d'événement.</text:p>
      <text:p text:style-name="P655">Cette méthode doit être appelée à l'intérieur du gestionnaire d'événement.</text:p>
      <text:p text:style-name="NormalWeb"/>
      <text:p text:style-name="P6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1-25T20:29:00Z</dc:date>
    <meta:template xlink:href="Normal.dotm" xlink:type="simple"/>
    <meta:editing-cycles>67</meta:editing-cycles>
    <meta:editing-duration>PT416820S</meta:editing-duration>
    <meta:document-statistic meta:page-count="1" meta:paragraph-count="78" meta:word-count="6030" meta:character-count="39118" meta:row-count="276" meta:non-whitespace-character-count="33166"/>
  </office:meta>
</office:document-meta>
</file>